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6742" officeooo:paragraph-rsid="00006742"/>
    </style:style>
    <style:style style:name="P2" style:family="paragraph" style:parent-style-name="Standard">
      <style:paragraph-properties fo:text-align="end" style:justify-single-word="false"/>
      <style:text-properties officeooo:rsid="00006742" officeooo:paragraph-rsid="00006742"/>
    </style:style>
    <style:style style:name="P3" style:family="paragraph" style:parent-style-name="Standard">
      <style:paragraph-properties fo:text-align="end" style:justify-single-word="false"/>
      <style:text-properties officeooo:rsid="0000fd0e" officeooo:paragraph-rsid="0000fd0e"/>
    </style:style>
    <style:style style:name="P4" style:family="paragraph" style:parent-style-name="Standard">
      <style:paragraph-properties fo:text-align="start" style:justify-single-word="false"/>
      <style:text-properties officeooo:rsid="0000fd0e" officeooo:paragraph-rsid="0000fd0e"/>
    </style:style>
    <style:style style:name="P5" style:family="paragraph" style:parent-style-name="Standard">
      <style:paragraph-properties fo:text-align="justify" style:justify-single-word="false"/>
      <style:text-properties officeooo:rsid="0000fd0e" officeooo:paragraph-rsid="0000fd0e"/>
    </style:style>
    <style:style style:name="P6" style:family="paragraph" style:parent-style-name="Standard">
      <style:paragraph-properties fo:text-align="start" style:justify-single-word="false"/>
      <style:text-properties officeooo:paragraph-rsid="0000fd0e"/>
    </style:style>
    <style:style style:name="P7" style:family="paragraph" style:parent-style-name="Standard">
      <style:paragraph-properties fo:text-align="justify" style:justify-single-word="false"/>
      <style:text-properties officeooo:rsid="0000fd0e" officeooo:paragraph-rsid="0006de4c"/>
    </style:style>
    <style:style style:name="P8" style:family="paragraph" style:parent-style-name="Standard">
      <style:paragraph-properties fo:text-align="justify" style:justify-single-word="false"/>
      <style:text-properties officeooo:rsid="0000fd0e" officeooo:paragraph-rsid="000799bb"/>
    </style:style>
    <style:style style:name="P9" style:family="paragraph" style:parent-style-name="Standard">
      <style:paragraph-properties fo:text-align="justify" style:justify-single-word="false"/>
      <style:text-properties officeooo:rsid="0000fd0e" officeooo:paragraph-rsid="0008a7f7"/>
    </style:style>
    <style:style style:name="P10" style:family="paragraph" style:parent-style-name="Standard">
      <style:paragraph-properties fo:text-align="end" style:justify-single-word="false"/>
      <style:text-properties officeooo:rsid="0000fd0e" officeooo:paragraph-rsid="0000fd0e"/>
    </style:style>
    <style:style style:name="P11" style:family="paragraph" style:parent-style-name="Standard">
      <style:text-properties officeooo:rsid="00006742" officeooo:paragraph-rsid="00006742"/>
    </style:style>
    <style:style style:name="P12" style:family="paragraph" style:parent-style-name="Standard">
      <style:text-properties officeooo:rsid="0009905b" officeooo:paragraph-rsid="0009905b"/>
    </style:style>
    <style:style style:name="P13" style:family="paragraph" style:parent-style-name="Standard">
      <style:paragraph-properties fo:text-align="start" style:justify-single-word="false"/>
      <style:text-properties officeooo:paragraph-rsid="0000fd0e"/>
    </style:style>
    <style:style style:name="T1" style:family="text">
      <style:text-properties officeooo:rsid="0000fd0e"/>
    </style:style>
    <style:style style:name="T2" style:family="text">
      <style:text-properties officeooo:rsid="0002c4dd"/>
    </style:style>
    <style:style style:name="T3" style:family="text">
      <style:text-properties style:text-position="super 58%" officeooo:rsid="0002c4dd"/>
    </style:style>
    <style:style style:name="T4" style:family="text">
      <style:text-properties style:text-position="super 58%" officeooo:rsid="0005d88b"/>
    </style:style>
    <style:style style:name="T5" style:family="text">
      <style:text-properties officeooo:rsid="0005d88b"/>
    </style:style>
    <style:style style:name="T6" style:family="text">
      <style:text-properties officeooo:rsid="000799bb"/>
    </style:style>
    <style:style style:name="T7" style:family="text">
      <style:text-properties officeooo:rsid="0008a7f7"/>
    </style:style>
    <style:style style:name="T8" style:family="text">
      <style:text-properties officeooo:rsid="000aba0b"/>
    </style:style>
    <style:style style:name="T9" style:family="text">
      <style:text-properties officeooo:rsid="000c39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rquillière Mathieu</text:p>
      <text:p text:style-name="P1">21 bis, rue Roche Génès,</text:p>
      <text:p text:style-name="P1">63170 Aubière</text:p>
      <text:p text:style-name="P12">06 58 96 19 37</text:p>
      <text:p text:style-name="P12">mathieu.arquilliere@etu.uca.fr</text:p>
      <text:p text:style-name="P3">CNES</text:p>
      <text:p text:style-name="P2">18 Avenue Edouard Belin,</text:p>
      <text:p text:style-name="P2">31400 Toulouse, France</text:p>
      <text:p text:style-name="P2"/>
      <text:p text:style-name="P2"/>
      <text:p text:style-name="P3"><text:span text:style-name="T8">Fait l</text:span>e <text:span text:style-name="T8">22</text:span> octobre 2019 <text:span text:style-name="T9">à</text:span> Aubière</text:p>
      <text:p text:style-name="P3"/>
      <text:p text:style-name="P3"/>
      <text:p text:style-name="P3"/>
      <text:p text:style-name="P3"/>
      <text:p text:style-name="P3"/>
      <text:p text:style-name="P6"><text:span text:style-name="T1">Objet : Stage i</text:span>ngénieur informatique: Projet sur les environnements de Génie Logiciel modernes</text:p>
      <text:p text:style-name="P6"/>
      <text:p text:style-name="P6"/>
      <text:p text:style-name="P4">Madame, Monsieur,</text:p>
      <text:p text:style-name="P4"/>
      <text:p text:style-name="P5"><text:tab/>Le C<text:span text:style-name="T2">NES joue un rôle clé sur la scène spatiale à la fois nationale et internationale. Les missions scientifiques et tous les rôles clés qu’elles demandent font du CNES un établissement très attractif. Il est également le 2</text:span><text:span text:style-name="T3">ème</text:span><text:span text:style-name="T2"> budget <text:s/>mondial consacré aux activités spatiales.</text:span></text:p>
      <text:p text:style-name="P5"/>
      <text:p text:style-name="P8"><text:tab/><text:span text:style-name="T5">Actuellement en 2</text:span><text:span text:style-name="T4">ème</text:span><text:span text:style-name="T5"> année de d’école d’ingénieur spécialisé dans le génie logiciel, je recherche un stage de cinq mois, d’avril à août 2019.</text:span></text:p>
      <text:p text:style-name="P8"><text:span text:style-name="T6"><text:tab/>J’ai acquis de nombreuses compétences en travaillant sur de multiples projets, en particulier le développement logiciel. En effet, j’ai pu développer et optimiser un logiciel interactif pour un association et un logiciel de filtrage de données pour des doctorants. J’ai également développer des projets personnels traitant de la simulation physique et des graphes. Ces projets m’ont apporté des compétences techniques mais aussi un sens de l’organisation, du travail d’équipe et le goût de bien faire.</text:span></text:p>
      <text:p text:style-name="P7"/>
      <text:p text:style-name="P7"><text:span text:style-name="T5"><text:tab/>J’ai également une passion de l’espace et plus généralement de la science et c’est cela qui m’a amené à rechercher un organisme comme le CNES dans lequel je retrouve un travail techniquement intéressant mais aussi passionnant. Je serai heureux de pouvoir vous apporter plus de détails lors d’un entretien.</text:span></text:p>
      <text:p text:style-name="P7"/>
      <text:p text:style-name="P7"><text:tab/><text:span text:style-name="T7">Veuillez agréez Madame, Monsieur, l’expression de mes salutations distinguées.</text:span></text:p>
      <text:p text:style-name="P7"/>
      <text:p text:style-name="P7"/>
      <text:p text:style-name="P9"><text:tab/><text:tab/><text:tab/><text:tab/><text:tab/><text:tab/><text:tab/><text:tab/><text:tab/><text:span text:style-name="T7">Mathieu Arquillièr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5:27:53.980000000</meta:creation-date>
    <dc:date>2019-10-20T20:45:32.547000000</dc:date>
    <meta:editing-duration>PT1H14M34S</meta:editing-duration>
    <meta:editing-cycles>11</meta:editing-cycles>
    <meta:generator>LibreOffice/6.1.1.2$Windows_X86_64 LibreOffice_project/5d19a1bfa650b796764388cd8b33a5af1f5baa1b</meta:generator>
    <meta:document-statistic meta:table-count="0" meta:image-count="0" meta:object-count="0" meta:page-count="1" meta:paragraph-count="17" meta:word-count="247" meta:character-count="1627" meta:non-whitespace-character-count="1382"/>
  </office:meta>
</office:document-meta>
</file>